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Sample Paragraph</text:h>
      <text:p text:style-name="Standard">You may use a form like the one below to request a credit report from your bank.</text:p>
      <text:p text:style-name="_5b_DAISY_5d__20_Sample">First Name:________________________ Middle Initial:_______</text:p>
      <text:p text:style-name="_5b_DAISY_5d__20_Sample">Last Name:___________________________</text:p>
      <text:p text:style-name="_5b_DAISY_5d__20_Sample">Address:_______________________________________________________</text:p>
      <text:p text:style-name="_5b_DAISY_5d__20_Sample">City:______________________ State:_______ Zip:________________</text:p>
      <text:p text:style-name="_5b_DAISY_5d__20_Sample">Social Security Number:____________________________</text:p>
      <text:p text:style-name="_5b_DAISY_5d__20_Sample">Bank Name:____________________________________</text:p>
      <text:p text:style-name="Standard">Last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_5b_DAISY_5d__20_Sample" style:display-name="[DAISY] Sample" style:family="paragraph" style:parent-style-name="Standard" style:class="text"/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7:34:47</meta:creation-date>
    <meta:document-statistic meta:table-count="0" meta:image-count="0" meta:object-count="0" meta:page-count="1" meta:paragraph-count="9" meta:word-count="37" meta:character-count="428"/>
    <dc:date>2009-06-24T17:39:02</dc:date>
    <dc:creator>Vincent Spiewak</dc:creator>
    <meta:editing-duration>PT00H03M01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